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189568944987" calcext:value-type="float">
            <text:p>99,62</text:p>
          </table:table-cell>
          <table:table-cell table:style-name="ce3" table:formula="of:=([.F2]/12597)*100" office:value-type="float" office:value="0.38104310550131" calcext:value-type="float">
            <text:p>0,38</text:p>
          </table:table-cell>
          <table:table-cell/>
          <table:table-cell table:style-name="ce4" table:formula="of:=[.E18]+[.H18]" office:value-type="float" office:value="12549" calcext:value-type="float">
            <text:p>12549</text:p>
          </table:table-cell>
          <table:table-cell table:formula="of:=12597-[.E2]" office:value-type="float" office:value="48" calcext:value-type="float">
            <text:p>48</text:p>
          </table:table-cell>
          <table:table-cell office:value-type="float" office:value="0.0129160881042" calcext:value-type="float">
            <text:p>0,0129160881</text:p>
          </table:table-cell>
          <table:table-cell office:value-type="float" office:value="22.1515789032" calcext:value-type="float">
            <text:p>22,151578903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062792728427" calcext:value-type="float">
            <text:p>99,71</text:p>
          </table:table-cell>
          <table:table-cell table:style-name="ce3" table:formula="of:=([.F3]/12597)*100" office:value-type="float" office:value="0.29372072715726" calcext:value-type="float">
            <text:p>0,29</text:p>
          </table:table-cell>
          <table:table-cell/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0.0142109394073" calcext:value-type="float">
            <text:p>0,0142109394</text:p>
          </table:table-cell>
          <table:table-cell office:value-type="float" office:value="21.9088790417" calcext:value-type="float">
            <text:p>21,908879041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539096610304" calcext:value-type="float">
            <text:p>99,75</text:p>
          </table:table-cell>
          <table:table-cell table:style-name="ce3" table:formula="of:=([.F4]/12597)*100" office:value-type="float" office:value="0.246090338969596" calcext:value-type="float">
            <text:p>0,25</text:p>
          </table:table-cell>
          <table:table-cell/>
          <table:table-cell table:style-name="ce4" table:formula="of:=[.E20]+[.H20]" office:value-type="float" office:value="12566" calcext:value-type="float">
            <text:p>12566</text:p>
          </table:table-cell>
          <table:table-cell table:formula="of:=12597-[.E4]" office:value-type="float" office:value="31" calcext:value-type="float">
            <text:p>31</text:p>
          </table:table-cell>
          <table:table-cell office:value-type="float" office:value="0.0128190517426" calcext:value-type="float">
            <text:p>0,0128190517</text:p>
          </table:table-cell>
          <table:table-cell office:value-type="float" office:value="21.9171669483" calcext:value-type="float">
            <text:p>21,91716694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348336905612" calcext:value-type="float">
            <text:p>99,63</text:p>
          </table:table-cell>
          <table:table-cell table:style-name="ce3" table:formula="of:=([.F5]/12597)*100" office:value-type="float" office:value="0.365166309438755" calcext:value-type="float">
            <text:p>0,37</text:p>
          </table:table-cell>
          <table:table-cell/>
          <table:table-cell table:style-name="ce4" table:formula="of:=[.E21]+[.H21]" office:value-type="float" office:value="12551" calcext:value-type="float">
            <text:p>12551</text:p>
          </table:table-cell>
          <table:table-cell table:formula="of:=12597-[.E5]" office:value-type="float" office:value="46" calcext:value-type="float">
            <text:p>46</text:p>
          </table:table-cell>
          <table:table-cell office:value-type="float" office:value="0.0130198001862" calcext:value-type="float">
            <text:p>0,0130198002</text:p>
          </table:table-cell>
          <table:table-cell office:value-type="float" office:value="21.963793993" calcext:value-type="float">
            <text:p>21,96379399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04024767802" calcext:value-type="float">
            <text:p>99,69</text:p>
          </table:table-cell>
          <table:table-cell table:style-name="ce3" table:formula="of:=([.F6]/12597)*100" office:value-type="float" office:value="0.309597523219814" calcext:value-type="float">
            <text:p>0,31</text:p>
          </table:table-cell>
          <table:table-cell/>
          <table:table-cell table:style-name="ce4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0.013326883316" calcext:value-type="float">
            <text:p>0,0133268833</text:p>
          </table:table-cell>
          <table:table-cell office:value-type="float" office:value="21.9274098873" calcext:value-type="float">
            <text:p>21,927409887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824640787489" calcext:value-type="float">
            <text:p>99,68</text:p>
          </table:table-cell>
          <table:table-cell table:style-name="ce3" table:formula="of:=([.F7]/12597)*100" office:value-type="float" office:value="0.317535921251092" calcext:value-type="float">
            <text:p>0,32</text:p>
          </table:table-cell>
          <table:table-cell/>
          <table:table-cell table:style-name="ce4" table:formula="of:=[.E23]+[.H23]" office:value-type="float" office:value="12557" calcext:value-type="float">
            <text:p>12557</text:p>
          </table:table-cell>
          <table:table-cell table:formula="of:=12597-[.E7]" office:value-type="float" office:value="40" calcext:value-type="float">
            <text:p>40</text:p>
          </table:table-cell>
          <table:table-cell office:value-type="float" office:value="0.0129940509796" calcext:value-type="float">
            <text:p>0,012994051</text:p>
          </table:table-cell>
          <table:table-cell office:value-type="float" office:value="21.9369039536" calcext:value-type="float">
            <text:p>21,936903953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380328649679" calcext:value-type="float">
            <text:p>99,74</text:p>
          </table:table-cell>
          <table:table-cell table:style-name="ce3" table:formula="of:=([.F8]/12597)*100" office:value-type="float" office:value="0.26196713503215" calcext:value-type="float">
            <text:p>0,26</text:p>
          </table:table-cell>
          <table:table-cell/>
          <table:table-cell table:style-name="ce4" table:formula="of:=[.E24]+[.H24]" office:value-type="float" office:value="12564" calcext:value-type="float">
            <text:p>12564</text:p>
          </table:table-cell>
          <table:table-cell table:formula="of:=12597-[.E8]" office:value-type="float" office:value="33" calcext:value-type="float">
            <text:p>33</text:p>
          </table:table-cell>
          <table:table-cell office:value-type="float" office:value="0.0127990245819" calcext:value-type="float">
            <text:p>0,0127990246</text:p>
          </table:table-cell>
          <table:table-cell office:value-type="float" office:value="21.9366481304" calcext:value-type="float">
            <text:p>21,936648130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110184964674" calcext:value-type="float">
            <text:p>99,61</text:p>
          </table:table-cell>
          <table:table-cell table:style-name="ce3" table:formula="of:=([.F9]/12597)*100" office:value-type="float" office:value="0.388981503532587" calcext:value-type="float">
            <text:p>0,39</text:p>
          </table:table-cell>
          <table:table-cell/>
          <table:table-cell table:style-name="ce4" table:formula="of:=[.E25]+[.H25]" office:value-type="float" office:value="12548" calcext:value-type="float">
            <text:p>12548</text:p>
          </table:table-cell>
          <table:table-cell table:formula="of:=12597-[.E9]" office:value-type="float" office:value="49" calcext:value-type="float">
            <text:p>49</text:p>
          </table:table-cell>
          <table:table-cell office:value-type="float" office:value="0.0131280422211" calcext:value-type="float">
            <text:p>0,0131280422</text:p>
          </table:table-cell>
          <table:table-cell office:value-type="float" office:value="21.9089689255" calcext:value-type="float">
            <text:p>21,908968925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459712629991" calcext:value-type="float">
            <text:p>99,75</text:p>
          </table:table-cell>
          <table:table-cell table:style-name="ce3" table:formula="of:=([.F10]/12597)*100" office:value-type="float" office:value="0.254028737000873" calcext:value-type="float">
            <text:p>0,25</text:p>
          </table:table-cell>
          <table:table-cell/>
          <table:table-cell table:style-name="ce4" table:formula="of:=[.E26]+[.H26]" office:value-type="float" office:value="12565" calcext:value-type="float">
            <text:p>12565</text:p>
          </table:table-cell>
          <table:table-cell table:formula="of:=12597-[.E10]" office:value-type="float" office:value="32" calcext:value-type="float">
            <text:p>32</text:p>
          </table:table-cell>
          <table:table-cell office:value-type="float" office:value="0.0129959583282" calcext:value-type="float">
            <text:p>0,0129959583</text:p>
          </table:table-cell>
          <table:table-cell office:value-type="float" office:value="21.9364321232" calcext:value-type="float">
            <text:p>21,936432123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618480590617" calcext:value-type="float">
            <text:p>99,76</text:p>
          </table:table-cell>
          <table:table-cell table:style-name="ce3" table:formula="of:=([.F11]/12597)*100" office:value-type="float" office:value="0.238151940938319" calcext:value-type="float">
            <text:p>0,24</text:p>
          </table:table-cell>
          <table:table-cell/>
          <table:table-cell table:style-name="ce4" table:formula="of:=[.E27]+[.H27]" office:value-type="float" office:value="12567" calcext:value-type="float">
            <text:p>12567</text:p>
          </table:table-cell>
          <table:table-cell table:formula="of:=12597-[.E11]" office:value-type="float" office:value="30" calcext:value-type="float">
            <text:p>30</text:p>
          </table:table-cell>
          <table:table-cell office:value-type="float" office:value="0.0129561424255" calcext:value-type="float">
            <text:p>0,0129561424</text:p>
          </table:table-cell>
          <table:table-cell office:value-type="float" office:value="21.9134111404" calcext:value-type="float">
            <text:p>21,913411140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43716757958" calcext:value-type="float">
            <text:p>99,6943716758</text:p>
          </table:table-cell>
          <table:table-cell table:formula="of:=AVERAGE([.C2:.C11])" office:value-type="float" office:value="0.305628324204176" calcext:value-type="float">
            <text:p>0,30562832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5" calcext:value-type="float">
            <text:p>12558,5</text:p>
          </table:table-cell>
          <table:table-cell table:formula="of:=AVERAGE([.F2:.F11])" office:value-type="float" office:value="38.5" calcext:value-type="float">
            <text:p>38,5</text:p>
          </table:table-cell>
          <table:table-cell table:formula="of:=SUM([.G2:.G11])/10" office:value-type="float" office:value="0.01311659812926" calcext:value-type="float">
            <text:p>0,0131165981</text:p>
          </table:table-cell>
          <table:table-cell table:formula="of:=SUM([.H2:.H11])/10" office:value-type="float" office:value="21.95011930466" calcext:value-type="float">
            <text:p>21,950119304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2.7" calcext:value-type="float">
            <text:p>5842,7</text:p>
          </table:table-cell>
          <table:table-cell table:formula="of:=AVERAGE([.G18:.G27])" office:value-type="float" office:value="20" calcext:value-type="float">
            <text:p>20</text:p>
          </table:table-cell>
          <table:table-cell/>
          <table:table-cell office:value-type="float" office:value="5829" calcext:value-type="float">
            <text:p>58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12597-SUM([.E18:.G18])" office:value-type="float" office:value="6720" calcext:value-type="float">
            <text:p>672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5" calcext:value-type="float">
            <text:p>18,5</text:p>
          </table:table-cell>
          <table:table-cell table:formula="of:=AVERAGE([.H18:.H27])" office:value-type="float" office:value="6715.8" calcext:value-type="float">
            <text:p>6715,8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37" calcext:value-type="float">
            <text:p>663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1" calcext:value-type="float">
            <text:p>584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725" calcext:value-type="float">
            <text:p>672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2.7" calcext:value-type="float">
            <text:p>5842,7</text:p>
          </table:table-cell>
          <table:table-cell table:number-columns-repeated="2"/>
          <table:table-cell office:value-type="float" office:value="5895" calcext:value-type="float">
            <text:p>589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656" calcext:value-type="float">
            <text:p>665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5" calcext:value-type="float">
            <text:p>18,5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42" calcext:value-type="float">
            <text:p>674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" calcext:value-type="float">
            <text:p>20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759" calcext:value-type="float">
            <text:p>675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8" calcext:value-type="float">
            <text:p>6715,8</text:p>
          </table:table-cell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4:.G24])" office:value-type="float" office:value="6699" calcext:value-type="float">
            <text:p>669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12597-SUM([.E25:.G25])" office:value-type="float" office:value="6744" calcext:value-type="float">
            <text:p>674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8" calcext:value-type="float">
            <text:p>581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12597-SUM([.E26:.G26])" office:value-type="float" office:value="6747" calcext:value-type="float">
            <text:p>674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8" calcext:value-type="float">
            <text:p>5838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12597-SUM([.E27:.G27])" office:value-type="float" office:value="6729" calcext:value-type="float">
            <text:p>672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43716757958" calcext:value-type="float">
            <text:p>0,9969437168</text:p>
          </table:table-cell>
          <table:table-cell table:number-columns-repeated="2"/>
          <table:table-cell table:formula="of:=SUM([.E18:.E27])/10" office:value-type="float" office:value="5842.7" calcext:value-type="float">
            <text:p>5842,7</text:p>
          </table:table-cell>
          <table:table-cell table:formula="of:=SUM([.F18:.F27])/10" office:value-type="float" office:value="18.5" calcext:value-type="float">
            <text:p>18,5</text:p>
          </table:table-cell>
          <table:table-cell table:formula="of:=SUM([.G18:.G27])/10" office:value-type="float" office:value="20" calcext:value-type="float">
            <text:p>20</text:p>
          </table:table-cell>
          <table:table-cell table:formula="of:=SUM([.H18:.H27])/10" office:value-type="float" office:value="6715.8" calcext:value-type="float">
            <text:p>6715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5628324204176" calcext:value-type="float">
            <text:p>0,0030562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588602521023" calcext:value-type="float">
            <text:p>0,9965886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52869637527" calcext:value-type="float">
            <text:p>0,99725286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08:04.8122000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3H11M28S</meta:editing-duration>
    <meta:editing-cycles>6</meta:editing-cycles>
    <meta:generator>LibreOffice/5.1.6.2$Linux_X86_64 LibreOffice_project/10m0$Build-2</meta:generator>
    <dc:date>2018-01-19T17:30:06.610769026</dc:date>
    <meta:document-statistic meta:table-count="1" meta:cell-count="167" meta:object-count="0"/>
  </office:meta>
</office:document-meta>
</file>